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F000000EC0B4CE63EC0CC2309.png" manifest:media-type="image/png"/>
  <manifest:file-entry manifest:full-path="Pictures/10000201000001E8000001D494717FFBACF61529.png" manifest:media-type="image/png"/>
  <manifest:file-entry manifest:full-path="Pictures/1000020100000191000000962B55C58084F6BFB7.png" manifest:media-type="image/png"/>
  <manifest:file-entry manifest:full-path="Pictures/1000020100000127000000A6C770EDFF4BDFF42D.png" manifest:media-type="image/png"/>
  <manifest:file-entry manifest:full-path="Pictures/1000020100000258000000D5C2FB3143BF7CAC50.png" manifest:media-type="image/png"/>
  <manifest:file-entry manifest:full-path="Pictures/10000201000002560000007C5B59433FE1B208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.734cm" svg:y="-1.737cm" svg:width="10.576cm" svg:height="10.142cm" draw:z-index="0"><draw:image xlink:href="Pictures/10000201000001E8000001D494717FFBACF61529.png" xlink:type="simple" xlink:show="embed" xlink:actuate="onLoad" loext:mime-type="image/png"/></draw:frame><draw:frame draw:style-name="fr1" draw:name="Image2" text:anchor-type="paragraph" svg:x="9.167cm" svg:y="-1.815cm" svg:width="8.326cm" svg:height="3.115cm" draw:z-index="1"><draw:image xlink:href="Pictures/1000020100000191000000962B55C58084F6BFB7.png" xlink:type="simple" xlink:show="embed" xlink:actuate="onLoad" loext:mime-type="image/png"/></draw:frame><draw:frame draw:style-name="fr1" draw:name="Image3" text:anchor-type="paragraph" svg:x="9.001cm" svg:y="1.513cm" svg:width="7.758cm" svg:height="5.465cm" draw:z-index="2"><draw:image xlink:href="Pictures/100002010000014F000000EC0B4CE63EC0CC2309.png" xlink:type="simple" xlink:show="embed" xlink:actuate="onLoad" loext:mime-type="image/png"/></draw:frame><draw:frame draw:style-name="fr1" draw:name="Image4" text:anchor-type="paragraph" svg:x="10.541cm" svg:y="7.354cm" svg:width="7.276cm" svg:height="4.094cm" draw:z-index="5"><draw:image xlink:href="Pictures/1000020100000127000000A6C770EDFF4BDFF42D.png" xlink:type="simple" xlink:show="embed" xlink:actuate="onLoad" loext:mime-type="image/png"/></draw:frame><draw:frame draw:style-name="fr1" draw:name="Image5" text:anchor-type="paragraph" svg:x="-1.854cm" svg:y="8.767cm" svg:width="12.397cm" svg:height="4.401cm" draw:z-index="6"><draw:image xlink:href="Pictures/1000020100000258000000D5C2FB3143BF7CAC50.png" xlink:type="simple" xlink:show="embed" xlink:actuate="onLoad" loext:mime-type="image/png"/></draw:frame><draw:frame draw:style-name="fr1" draw:name="Image6" text:anchor-type="paragraph" svg:x="-2cm" svg:y="13.36cm" svg:width="14.961cm" svg:height="3.103cm" draw:z-index="10"><draw:image xlink:href="Pictures/10000201000002560000007C5B59433FE1B208B8.png" xlink:type="simple" xlink:show="embed" xlink:actuate="onLoad" loext:mime-type="image/png"/></draw:frame><draw:line text:anchor-type="paragraph" draw:z-index="3" draw:name="Forme1" draw:style-name="gr1" draw:text-style-name="P1" svg:x1="8.819cm" svg:y1="-1.82cm" svg:x2="8.877cm" svg:y2="8.499cm"><text:p/></draw:line><draw:line text:anchor-type="paragraph" draw:z-index="4" draw:name="Forme2" draw:style-name="gr1" draw:text-style-name="P1" svg:x1="18.609cm" svg:y1="1.392cm" svg:x2="8.878cm" svg:y2="1.355cm"><text:p/></draw:line><draw:line text:anchor-type="paragraph" draw:z-index="7" draw:name="Forme3" draw:style-name="gr1" draw:text-style-name="P1" svg:x1="8.878cm" svg:y1="7.1cm" svg:x2="18.421cm" svg:y2="7.137cm"><text:p/></draw:line><draw:line text:anchor-type="paragraph" draw:z-index="8" draw:name="Forme4" draw:style-name="gr1" draw:text-style-name="P1" svg:x1="10.446cm" svg:y1="13.166cm" svg:x2="10.407cm" svg:y2="7.1cm"><text:p/></draw:line><draw:line text:anchor-type="paragraph" draw:z-index="9" draw:name="Forme5" draw:style-name="gr1" draw:text-style-name="P1" svg:x1="8.878cm" svg:y1="8.499cm" svg:x2="-1.933cm" svg:y2="8.497cm"><text:p/></draw:line><draw:line text:anchor-type="paragraph" draw:z-index="11" draw:name="Forme6" draw:style-name="gr1" draw:text-style-name="P1" svg:x1="10.407cm" svg:y1="13.166cm" svg:x2="-1.856cm" svg:y2="13.12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01:43:50.323000000</meta:creation-date>
    <meta:generator>LibreOffice/6.3.2.2$Windows_X86_64 LibreOffice_project/98b30e735bda24bc04ab42594c85f7fd8be07b9c</meta:generator>
    <dc:date>2020-12-15T01:48:02.034000000</dc:date>
    <meta:editing-duration>PT4M11S</meta:editing-duration>
    <meta:editing-cycles>2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